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居眠り">
            <text:p>居眠り</text:p>
          </table:table-cell>
          <table:table-cell office:value-type="string" office:value="いねむり">
            <text:p>いねむり</text:p>
          </table:table-cell>
          <table:table-cell office:value-type="string" office:value="doze, catnap">
            <text:p>doze, catna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ソファーで居眠りをしているよ。">
            <text:p>彼はソファーで居眠りをしているよ。</text:p>
          </table:table-cell>
          <table:table-cell office:value-type="string" office:value="かれ は ソファー で いねむり を して いる よ。">
            <text:p>かれ は ソファー で いねむり を して いる よ。</text:p>
          </table:table-cell>
          <table:table-cell office:value-type="string" office:value="He is dozing on the sofa.">
            <text:p>He is dozing on the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散らかす">
            <text:p>散らかす</text:p>
          </table:table-cell>
          <table:table-cell office:value-type="string" office:value="ちらかす">
            <text:p>ちらかす</text:p>
          </table:table-cell>
          <table:table-cell office:value-type="string" office:value="make a mess">
            <text:p>make a me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部屋を散らかさないでください。">
            <text:p>部屋を散らかさないでください。</text:p>
          </table:table-cell>
          <table:table-cell office:value-type="string" office:value="へや を ちらかさないで ください。">
            <text:p>へや を ちらかさないで ください。</text:p>
          </table:table-cell>
          <table:table-cell office:value-type="string" office:value="Please don't make a mess in the room.">
            <text:p>Please don't make a mess in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濡らす">
            <text:p>濡らす</text:p>
          </table:table-cell>
          <table:table-cell office:value-type="string" office:value="ぬらす">
            <text:p>ぬらす</text:p>
          </table:table-cell>
          <table:table-cell office:value-type="string" office:value="get (something) wet">
            <text:p>get (something) we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携帯電話を水で濡らしてしまったんだ。">
            <text:p>携帯電話を水で濡らしてしまったんだ。</text:p>
          </table:table-cell>
          <table:table-cell office:value-type="string" office:value="けいたい でんわ を みず で ぬらして しまった んだ。">
            <text:p>けいたい でんわ を みず で ぬらして しまった んだ。</text:p>
          </table:table-cell>
          <table:table-cell office:value-type="string" office:value="I got my cell phone wet.">
            <text:p>I got my cell phone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にち">
            <text:p>日にち</text:p>
          </table:table-cell>
          <table:table-cell office:value-type="string" office:value="ひにち">
            <text:p>ひにち</text:p>
          </table:table-cell>
          <table:table-cell office:value-type="string" office:value="date (fixed for something)">
            <text:p>date (fixed for someth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ミーティングの日にちを間違えました。">
            <text:p>ミーティングの日にちを間違えました。</text:p>
          </table:table-cell>
          <table:table-cell office:value-type="string" office:value="ミーティング の ひにち を まちがえました。">
            <text:p>ミーティング の ひにち を まちがえました。</text:p>
          </table:table-cell>
          <table:table-cell office:value-type="string" office:value="I mistook the date of the meeting.">
            <text:p>I mistook the date of the meeting.</text:p>
          </table:table-cell>
          <table:table-cell office:value-type="string" office:value="みんなに会議の日にちを知らせた。">
            <text:p>みんなに会議の日にちを知らせた。</text:p>
          </table:table-cell>
          <table:table-cell office:value-type="string" office:value="みんな に かいぎ の ひにち を しらせた 。">
            <text:p>みんな に かいぎ の ひにち を しらせた 。</text:p>
          </table:table-cell>
          <table:table-cell office:value-type="string" office:value="I informed everyone of the day of the meeting.">
            <text:p>I informed everyone of the day of the meeting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いじめる">
            <text:p>いじめる</text:p>
          </table:table-cell>
          <table:table-cell office:value-type="string" office:value="いじめる">
            <text:p>いじめる</text:p>
          </table:table-cell>
          <table:table-cell office:value-type="string" office:value="bully, abuse">
            <text:p>bully, abu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動物をいじめてはいけません。">
            <text:p>動物をいじめてはいけません。</text:p>
          </table:table-cell>
          <table:table-cell office:value-type="string" office:value="どうぶつ を いじめて は いけません。">
            <text:p>どうぶつ を いじめて は いけません。</text:p>
          </table:table-cell>
          <table:table-cell office:value-type="string" office:value="Don't abuse animals.">
            <text:p>Don't abuse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足下">
            <text:p>足下</text:p>
          </table:table-cell>
          <table:table-cell office:value-type="string" office:value="あしもと">
            <text:p>あしもと</text:p>
          </table:table-cell>
          <table:table-cell office:value-type="string" office:value="step, under foot">
            <text:p>step, under f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暗いので足下に気を付けてください。">
            <text:p>暗いので足下に気を付けてください。</text:p>
          </table:table-cell>
          <table:table-cell office:value-type="string" office:value="くらい ので あしもと に きをつけて ください。">
            <text:p>くらい ので あしもと に きをつけて ください。</text:p>
          </table:table-cell>
          <table:table-cell office:value-type="string" office:value="Please watch your step in the dark.">
            <text:p>Please watch your step in the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">
            <text:p>12</text:p>
          </table:table-cell>
          <table:table-cell office:value-type="string" office:value="13">
            <text:p>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さぎ">
            <text:p>うさぎ</text:p>
          </table:table-cell>
          <table:table-cell office:value-type="string" office:value="うさぎ">
            <text:p>うさぎ</text:p>
          </table:table-cell>
          <table:table-cell office:value-type="string" office:value="rabbit, hare">
            <text:p>rabbit, h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さぎとかめの話を知っていますか。">
            <text:p>うさぎとかめの話を知っていますか。</text:p>
          </table:table-cell>
          <table:table-cell office:value-type="string" office:value="うさぎ と かめ の はなし を しって います か。">
            <text:p>うさぎ と かめ の はなし を しって います か。</text:p>
          </table:table-cell>
          <table:table-cell office:value-type="string" office:value="Do you know the story of the tortoise and the hare?">
            <text:p>Do you know the story of the tortoise and the ha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紺">
            <text:p>紺</text:p>
          </table:table-cell>
          <table:table-cell office:value-type="string" office:value="こん">
            <text:p>こん</text:p>
          </table:table-cell>
          <table:table-cell office:value-type="string" office:value="dark blue, navy blue">
            <text:p>dark blue, navy b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制服は紺が多いね。">
            <text:p>日本の制服は紺が多いね。</text:p>
          </table:table-cell>
          <table:table-cell office:value-type="string" office:value="にっぽん の せいふく は こん が おおい ね。">
            <text:p>にっぽん の せいふく は こん が おおい ね。</text:p>
          </table:table-cell>
          <table:table-cell office:value-type="string" office:value="Many school uniforms in Japan are navy blue.">
            <text:p>Many school uniforms in Japan are navy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茶苦茶">
            <text:p>目茶苦茶</text:p>
          </table:table-cell>
          <table:table-cell office:value-type="string" office:value="めちゃくちゃ">
            <text:p>めちゃくちゃ</text:p>
          </table:table-cell>
          <table:table-cell office:value-type="string" office:value="in a mess, chaotic">
            <text:p>in a mess, chaot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運転は目茶苦茶です。">
            <text:p>彼の運転は目茶苦茶です。</text:p>
          </table:table-cell>
          <table:table-cell office:value-type="string" office:value="かれ の うんてん は めちゃくちゃ です。">
            <text:p>かれ の うんてん は めちゃくちゃ です。</text:p>
          </table:table-cell>
          <table:table-cell office:value-type="string" office:value="His driving is awful.">
            <text:p>His driving is aw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9">
            <text:p>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立ち入り禁止">
            <text:p>立ち入り禁止</text:p>
          </table:table-cell>
          <table:table-cell office:value-type="string" office:value="たちいりきんし">
            <text:p>たちいりきんし</text:p>
          </table:table-cell>
          <table:table-cell office:value-type="string" office:value="no trespassing">
            <text:p>no trespas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立ち入り禁止です。">
            <text:p>ここは立ち入り禁止です。</text:p>
          </table:table-cell>
          <table:table-cell office:value-type="string" office:value="ここ は たちいり きんし です。">
            <text:p>ここ は たちいり きんし です。</text:p>
          </table:table-cell>
          <table:table-cell office:value-type="string" office:value="No trespassing here.">
            <text:p>No trespassing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間もなく">
            <text:p>間もなく</text:p>
          </table:table-cell>
          <table:table-cell office:value-type="string" office:value="まもなく">
            <text:p>まもなく</text:p>
          </table:table-cell>
          <table:table-cell office:value-type="string" office:value="soon, in a short time">
            <text:p>soon, in a short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の飛行機は間もなく着陸しますね。">
            <text:p>あの飛行機は間もなく着陸しますね。</text:p>
          </table:table-cell>
          <table:table-cell office:value-type="string" office:value="あの ひこうき は まもなく ちゃくりく します ね。">
            <text:p>あの ひこうき は まもなく ちゃくりく します ね。</text:p>
          </table:table-cell>
          <table:table-cell office:value-type="string" office:value="That airplane will be landing in a short time.">
            <text:p>That airplane will be landing in a sho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帳">
            <text:p>通帳</text:p>
          </table:table-cell>
          <table:table-cell office:value-type="string" office:value="つうちょう">
            <text:p>つうちょう</text:p>
          </table:table-cell>
          <table:table-cell office:value-type="string" office:value="bankbook, passbook">
            <text:p>bankbook, pass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銀行の通帳を持ってきてください。">
            <text:p>銀行の通帳を持ってきてください。</text:p>
          </table:table-cell>
          <table:table-cell office:value-type="string" office:value="ぎんこう の つうちょう を もって きて ください。">
            <text:p>ぎんこう の つうちょう を もって きて ください。</text:p>
          </table:table-cell>
          <table:table-cell office:value-type="string" office:value="Please bring your bank book.">
            <text:p>Please bring your bank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">
            <text:p>24</text:p>
          </table:table-cell>
          <table:table-cell office:value-type="string" office:value="25">
            <text:p>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びれる">
            <text:p>しびれる</text:p>
          </table:table-cell>
          <table:table-cell office:value-type="string" office:value="しびれる">
            <text:p>しびれる</text:p>
          </table:table-cell>
          <table:table-cell office:value-type="string" office:value="go numb, fall asleep">
            <text:p>go numb, fall aslee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足がしびれた。">
            <text:p>足がしびれた。</text:p>
          </table:table-cell>
          <table:table-cell office:value-type="string" office:value="あし が しびれた。">
            <text:p>あし が しびれた。</text:p>
          </table:table-cell>
          <table:table-cell office:value-type="string" office:value="My foot went numb.">
            <text:p>My foot went num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ぎっしり">
            <text:p>ぎっしり</text:p>
          </table:table-cell>
          <table:table-cell office:value-type="string" office:value="ぎっしり">
            <text:p>ぎっしり</text:p>
          </table:table-cell>
          <table:table-cell office:value-type="string" office:value="tightly, closely">
            <text:p>tightly, clos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箱にはぎっしり物が詰まっています。">
            <text:p>この箱にはぎっしり物が詰まっています。</text:p>
          </table:table-cell>
          <table:table-cell office:value-type="string" office:value="この はこ に は ぎっしり もの が つまって います。">
            <text:p>この はこ に は ぎっしり もの が つまって います。</text:p>
          </table:table-cell>
          <table:table-cell office:value-type="string" office:value="This box is tightly packed with stuff.">
            <text:p>This box is tightly packed with stu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がい">
            <text:p>うがい</text:p>
          </table:table-cell>
          <table:table-cell office:value-type="string" office:value="うがい">
            <text:p>うがい</text:p>
          </table:table-cell>
          <table:table-cell office:value-type="string" office:value="gargling">
            <text:p>garg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冬はまめにうがいをします。">
            <text:p>冬はまめにうがいをします。</text:p>
          </table:table-cell>
          <table:table-cell office:value-type="string" office:value="ふゆ は まめ に うがい を します。">
            <text:p>ふゆ は まめ に うがい を します。</text:p>
          </table:table-cell>
          <table:table-cell office:value-type="string" office:value="I gargle a lot in winter.">
            <text:p>I gargle a lo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31">
            <text:p>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つく">
            <text:p>思いつく</text:p>
          </table:table-cell>
          <table:table-cell office:value-type="string" office:value="おもいつく">
            <text:p>おもいつく</text:p>
          </table:table-cell>
          <table:table-cell office:value-type="string" office:value="think of, hit upon">
            <text:p>think of, hit up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名案を思いついたの。">
            <text:p>彼は名案を思いついたの。</text:p>
          </table:table-cell>
          <table:table-cell office:value-type="string" office:value="かれ は めいあん を おもいついた の 。">
            <text:p>かれ は めいあん を おもいついた の 。</text:p>
          </table:table-cell>
          <table:table-cell office:value-type="string" office:value="He hit on a good idea.">
            <text:p>He hit on a good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宛名">
            <text:p>宛名</text:p>
          </table:table-cell>
          <table:table-cell office:value-type="string" office:value="あてな">
            <text:p>あてな</text:p>
          </table:table-cell>
          <table:table-cell office:value-type="string" office:value="name of recipient, addressee">
            <text:p>name of recipient, address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紙に宛名を書き込んだよ。">
            <text:p>手紙に宛名を書き込んだよ。</text:p>
          </table:table-cell>
          <table:table-cell office:value-type="string" office:value="てがみ に あてな を かきこんだ よ。">
            <text:p>てがみ に あてな を かきこんだ よ。</text:p>
          </table:table-cell>
          <table:table-cell office:value-type="string" office:value="I filled in the name of the addressee on the letter.">
            <text:p>I filled in the name of the addressee on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戸棚">
            <text:p>戸棚</text:p>
          </table:table-cell>
          <table:table-cell office:value-type="string" office:value="とだな">
            <text:p>とだな</text:p>
          </table:table-cell>
          <table:table-cell office:value-type="string" office:value="cupboard">
            <text:p>cup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皿を戸棚にしまってください。">
            <text:p>この皿を戸棚にしまってください。</text:p>
          </table:table-cell>
          <table:table-cell office:value-type="string" office:value="この さら を とだな に しまって ください。">
            <text:p>この さら を とだな に しまって ください。</text:p>
          </table:table-cell>
          <table:table-cell office:value-type="string" office:value="Please put away this plate in the cupboard.">
            <text:p>Please put away this plate in the cup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6">
            <text:p>36</text:p>
          </table:table-cell>
          <table:table-cell office:value-type="string" office:value="37">
            <text:p>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焦げる">
            <text:p>焦げる</text:p>
          </table:table-cell>
          <table:table-cell office:value-type="string" office:value="こげる">
            <text:p>こげる</text:p>
          </table:table-cell>
          <table:table-cell office:value-type="string" office:value="be burned, be scorched">
            <text:p>be burned, be scor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シチューが焦げたよ。">
            <text:p>シチューが焦げたよ。</text:p>
          </table:table-cell>
          <table:table-cell office:value-type="string" office:value="シチュー が こげた よ。">
            <text:p>シチュー が こげた よ。</text:p>
          </table:table-cell>
          <table:table-cell office:value-type="string" office:value="The stew burnt.">
            <text:p>The stew bur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く">
            <text:p>かく</text:p>
          </table:table-cell>
          <table:table-cell office:value-type="string" office:value="かく">
            <text:p>かく</text:p>
          </table:table-cell>
          <table:table-cell office:value-type="string" office:value="scratch">
            <text:p>scra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背中をお母さんにかいてもらったの。">
            <text:p>背中をお母さんにかいてもらったの。</text:p>
          </table:table-cell>
          <table:table-cell office:value-type="string" office:value="せなか を おかあさん に かいて もらった の。">
            <text:p>せなか を おかあさん に かいて もらった の。</text:p>
          </table:table-cell>
          <table:table-cell office:value-type="string" office:value="I had my mother scratch my back.">
            <text:p>I had my mother scratch my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威張る">
            <text:p>威張る</text:p>
          </table:table-cell>
          <table:table-cell office:value-type="string" office:value="いばる">
            <text:p>いばる</text:p>
          </table:table-cell>
          <table:table-cell office:value-type="string" office:value="be arrogant, be boastful">
            <text:p>be arrogant, be boastfu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威張ってなんかいません。">
            <text:p>彼は威張ってなんかいません。</text:p>
          </table:table-cell>
          <table:table-cell office:value-type="string" office:value="かれ は いばって なんか いません。">
            <text:p>かれ は いばって なんか いません。</text:p>
          </table:table-cell>
          <table:table-cell office:value-type="string" office:value="He's not arrogant.">
            <text:p>He's not arrog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2">
            <text:p>42</text:p>
          </table:table-cell>
          <table:table-cell office:value-type="string" office:value="43">
            <text:p>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混み">
            <text:p>人混み</text:p>
          </table:table-cell>
          <table:table-cell office:value-type="string" office:value="ひとごみ">
            <text:p>ひとごみ</text:p>
          </table:table-cell>
          <table:table-cell office:value-type="string" office:value="crowd">
            <text:p>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人混みが好きではありません。">
            <text:p>私は人混みが好きではありません。</text:p>
          </table:table-cell>
          <table:table-cell office:value-type="string" office:value="わたし は ひとごみ が すき では ありません。">
            <text:p>わたし は ひとごみ が すき では ありません。</text:p>
          </table:table-cell>
          <table:table-cell office:value-type="string" office:value="I don't like crowds.">
            <text:p>I don't like crow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ずらり">
            <text:p>ずらり</text:p>
          </table:table-cell>
          <table:table-cell office:value-type="string" office:value="ずらり">
            <text:p>ずらり</text:p>
          </table:table-cell>
          <table:table-cell office:value-type="string" office:value="lining up neatly">
            <text:p>lining up nea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玄関に靴がずらりと並んでいたな。">
            <text:p>玄関に靴がずらりと並んでいたな。</text:p>
          </table:table-cell>
          <table:table-cell office:value-type="string" office:value="げんかん に くつ が ずらり と ならんで いた な。">
            <text:p>げんかん に くつ が ずらり と ならんで いた な。</text:p>
          </table:table-cell>
          <table:table-cell office:value-type="string" office:value="Shoes were lined up in the doorway.">
            <text:p>Shoes were lined up in the door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切り">
            <text:p>思い切り</text:p>
          </table:table-cell>
          <table:table-cell office:value-type="string" office:value="おもいきり">
            <text:p>おもいきり</text:p>
          </table:table-cell>
          <table:table-cell office:value-type="string" office:value="to one's heart's content, with all one's might">
            <text:p>to one's heart's content, with all one's migh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カラオケで思い切り歌ったの。">
            <text:p>カラオケで思い切り歌ったの。</text:p>
          </table:table-cell>
          <table:table-cell office:value-type="string" office:value="カラオケ で おもいきり うたった の。">
            <text:p>カラオケ で おもいきり うたった の。</text:p>
          </table:table-cell>
          <table:table-cell office:value-type="string" office:value="I sang karaoke to my heart's content.">
            <text:p>I sang karaoke to my heart's cont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8">
            <text:p>48</text:p>
          </table:table-cell>
          <table:table-cell office:value-type="string" office:value="49">
            <text:p>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青白い">
            <text:p>青白い</text:p>
          </table:table-cell>
          <table:table-cell office:value-type="string" office:value="あおじろい">
            <text:p>あおじろい</text:p>
          </table:table-cell>
          <table:table-cell office:value-type="string" office:value="pale">
            <text:p>pa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青白い顔をしているね。">
            <text:p>彼女は青白い顔をしているね。</text:p>
          </table:table-cell>
          <table:table-cell office:value-type="string" office:value="かのじょ は あおじろい かお を して いる ね。">
            <text:p>かのじょ は あおじろい かお を して いる ね。</text:p>
          </table:table-cell>
          <table:table-cell office:value-type="string" office:value="Her face is pale.">
            <text:p>Her face is p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ゃがむ">
            <text:p>しゃがむ</text:p>
          </table:table-cell>
          <table:table-cell office:value-type="string" office:value="しゃがむ">
            <text:p>しゃがむ</text:p>
          </table:table-cell>
          <table:table-cell office:value-type="string" office:value="squat down">
            <text:p>squat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年寄りが道端にしゃがんでいますね。">
            <text:p>お年寄りが道端にしゃがんでいますね。</text:p>
          </table:table-cell>
          <table:table-cell office:value-type="string" office:value="おとしより が みちばた に しゃがんで います ね。">
            <text:p>おとしより が みちばた に しゃがんで います ね。</text:p>
          </table:table-cell>
          <table:table-cell office:value-type="string" office:value="An elderly person is squatting down on the side of the road.">
            <text:p>An elderly person is squatting down on the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葉遣い">
            <text:p>言葉遣い</text:p>
          </table:table-cell>
          <table:table-cell office:value-type="string" office:value="ことばづかい">
            <text:p>ことばづかい</text:p>
          </table:table-cell>
          <table:table-cell office:value-type="string" office:value="wording, language">
            <text:p>wording, langu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そんな言葉遣いをしてはいけません。">
            <text:p>先生にそんな言葉遣いをしてはいけません。</text:p>
          </table:table-cell>
          <table:table-cell office:value-type="string" office:value="せんせい に そんな ことばづかい を して は いけません。">
            <text:p>せんせい に そんな ことばづかい を して は いけません。</text:p>
          </table:table-cell>
          <table:table-cell office:value-type="string" office:value="Do not speak to your teacher like that.">
            <text:p>Do not speak to your teacher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4">
            <text:p>54</text:p>
          </table:table-cell>
          <table:table-cell office:value-type="string" office:value="55">
            <text:p>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り掛かる">
            <text:p>通り掛かる</text:p>
          </table:table-cell>
          <table:table-cell office:value-type="string" office:value="とおりかかる">
            <text:p>とおりかかる</text:p>
          </table:table-cell>
          <table:table-cell office:value-type="string" office:value="happen to pass by">
            <text:p>happen to pass b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店を通り掛かったらバーゲンをやっていた。">
            <text:p>その店を通り掛かったらバーゲンをやっていた。</text:p>
          </table:table-cell>
          <table:table-cell office:value-type="string" office:value="その みせ を とおりかかったら バーゲン を やって いた。">
            <text:p>その みせ を とおりかかったら バーゲン を やって いた。</text:p>
          </table:table-cell>
          <table:table-cell office:value-type="string" office:value="When I happened to pass the shop they were having a sale.">
            <text:p>When I happened to pass the shop they were having a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御無沙汰">
            <text:p>御無沙汰</text:p>
          </table:table-cell>
          <table:table-cell office:value-type="string" office:value="ごぶさた">
            <text:p>ごぶさた</text:p>
          </table:table-cell>
          <table:table-cell office:value-type="string" office:value="be out of touch">
            <text:p>be out of tou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長いこと御無沙汰いたしました。">
            <text:p>長いこと御無沙汰いたしました。</text:p>
          </table:table-cell>
          <table:table-cell office:value-type="string" office:value="ながい こと ごぶさた いたしました。">
            <text:p>ながい こと ごぶさた いたしました。</text:p>
          </table:table-cell>
          <table:table-cell office:value-type="string" office:value="I have been out of touch with you for a long time.">
            <text:p>I have been out of touch with you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場">
            <text:p>市場</text:p>
          </table:table-cell>
          <table:table-cell office:value-type="string" office:value="しじょう">
            <text:p>しじょう</text:p>
          </table:table-cell>
          <table:table-cell office:value-type="string" office:value="market (industrial, financial, etc.)">
            <text:p>market (industrial, financial, etc.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外市場の動きを確認してください。">
            <text:p>海外市場の動きを確認してください。</text:p>
          </table:table-cell>
          <table:table-cell office:value-type="string" office:value="かいがい しじょう の うごき を かくにん して ください。">
            <text:p>かいがい しじょう の うごき を かくにん して ください。</text:p>
          </table:table-cell>
          <table:table-cell office:value-type="string" office:value="Please check the behavior of overseas markets.">
            <text:p>Please check the behavior of overseas markets.</text:p>
          </table:table-cell>
          <table:table-cell office:value-type="string" office:value="その商品は市場に出せません。">
            <text:p>その商品は市場に出せません。</text:p>
          </table:table-cell>
          <table:table-cell office:value-type="string" office:value="その しょうひん は しじょう に だせません。">
            <text:p>その しょうひん は しじょう に だせません。</text:p>
          </table:table-cell>
          <table:table-cell office:value-type="string" office:value="We can't bring the product to the market.">
            <text:p>We can't bring the product to the market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</table:table-row>
        <table:table-row>
          <table:table-cell office:value-type="string" office:value="データ">
            <text:p>データ</text:p>
          </table:table-cell>
          <table:table-cell office:value-type="string" office:value="データ">
            <text:p>データ</text:p>
          </table:table-cell>
          <table:table-cell office:value-type="string" office:value="data">
            <text:p>dat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購入">
            <text:p>購入</text:p>
          </table:table-cell>
          <table:table-cell office:value-type="string" office:value="こうにゅう">
            <text:p>こうにゅう</text:p>
          </table:table-cell>
          <table:table-cell office:value-type="string" office:value="purchase">
            <text:p>purch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入学式のあと、教科書を購入してください。">
            <text:p>入学式のあと、教科書を購入してください。</text:p>
          </table:table-cell>
          <table:table-cell office:value-type="string" office:value="にゅうがく しき の あと、きょうかしょ を こうにゅう して ください。">
            <text:p>にゅうがく しき の あと、きょうかしょ を こうにゅう して ください。</text:p>
          </table:table-cell>
          <table:table-cell office:value-type="string" office:value="Please buy the textbooks after the entrance ceremony.">
            <text:p>Please buy the textbooks after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ビジネス">
            <text:p>ビジネス</text:p>
          </table:table-cell>
          <table:table-cell office:value-type="string" office:value="ビジネス">
            <text:p>ビジネス</text:p>
          </table:table-cell>
          <table:table-cell office:value-type="string" office:value="business">
            <text:p>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ビジネスで大成功を収めたな。">
            <text:p>彼はビジネスで大成功を収めたな。</text:p>
          </table:table-cell>
          <table:table-cell office:value-type="string" office:value="かれ は ビジネス で だい せいこう を おさめた な。">
            <text:p>かれ は ビジネス で だい せいこう を おさめた な。</text:p>
          </table:table-cell>
          <table:table-cell office:value-type="string" office:value="He achieved great success in business.">
            <text:p>He achieved great success in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俺">
            <text:p>俺</text:p>
          </table:table-cell>
          <table:table-cell office:value-type="string" office:value="おれ">
            <text:p>おれ</text:p>
          </table:table-cell>
          <table:table-cell office:value-type="string" office:value="I (masculine sense)">
            <text:p>I (masculine sens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俺の頼みを聞いてくれ。">
            <text:p>俺の頼みを聞いてくれ。</text:p>
          </table:table-cell>
          <table:table-cell office:value-type="string" office:value="おれ の たのみ を きいて くれ。">
            <text:p>おれ の たのみ を きいて くれ。</text:p>
          </table:table-cell>
          <table:table-cell office:value-type="string" office:value="Do me a favor.">
            <text:p>Do me a favor.</text:p>
          </table:table-cell>
          <table:table-cell office:value-type="string" office:value="俺はロックを聞くのが好きだ。">
            <text:p>俺はロックを聞くのが好きだ。</text:p>
          </table:table-cell>
          <table:table-cell office:value-type="string" office:value="おれ は ロック を きく の が すき だ。">
            <text:p>おれ は ロック を きく の が すき だ。</text:p>
          </table:table-cell>
          <table:table-cell office:value-type="string" office:value="I like to listen to rock.">
            <text:p>I like to listen to rock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</table:table-row>
        <table:table-row>
          <table:table-cell office:value-type="string" office:value="登録">
            <text:p>登録</text:p>
          </table:table-cell>
          <table:table-cell office:value-type="string" office:value="とうろく">
            <text:p>とうろく</text:p>
          </table:table-cell>
          <table:table-cell office:value-type="string" office:value="registration">
            <text:p>regist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心理学の授業に登録しましたか。">
            <text:p>心理学の授業に登録しましたか。</text:p>
          </table:table-cell>
          <table:table-cell office:value-type="string" office:value="しんり がく の じゅぎょう に とうろく しました か。">
            <text:p>しんり がく の じゅぎょう に とうろく しました か。</text:p>
          </table:table-cell>
          <table:table-cell office:value-type="string" office:value="Have you registered for the psychology class?">
            <text:p>Have you registered for the psychology class?</text:p>
          </table:table-cell>
          <table:table-cell office:value-type="string" office:value="新しいゲームサイトに登録した。">
            <text:p>新しいゲームサイトに登録した。</text:p>
          </table:table-cell>
          <table:table-cell office:value-type="string" office:value="あたらしい ゲーム サイト に とうろく した。">
            <text:p>あたらしい ゲーム サイト に とうろく した。</text:p>
          </table:table-cell>
          <table:table-cell office:value-type="string" office:value="I signed up for a new game site.">
            <text:p>I signed up for a new game site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</table:table-row>
        <table:table-row>
          <table:table-cell office:value-type="string" office:value="体験">
            <text:p>体験</text:p>
          </table:table-cell>
          <table:table-cell office:value-type="string" office:value="たいけん">
            <text:p>たいけん</text:p>
          </table:table-cell>
          <table:table-cell office:value-type="string" office:value="personal experience">
            <text:p>personal experi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珍しい体験をしました。">
            <text:p>今日、珍しい体験をしました。</text:p>
          </table:table-cell>
          <table:table-cell office:value-type="string" office:value="きょう、めずらしい たいけん を しました。">
            <text:p>きょう、めずらしい たいけん を しました。</text:p>
          </table:table-cell>
          <table:table-cell office:value-type="string" office:value="Today, I had an unusual experience.">
            <text:p>Today, I had an unusual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デザイン">
            <text:p>デザイン</text:p>
          </table:table-cell>
          <table:table-cell office:value-type="string" office:value="デザイン">
            <text:p>デザイン</text:p>
          </table:table-cell>
          <table:table-cell office:value-type="string" office:value="design">
            <text:p>desig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服のデザインは素敵ですね。">
            <text:p>この服のデザインは素敵ですね。</text:p>
          </table:table-cell>
          <table:table-cell office:value-type="string" office:value="この ふく の デザイン は すてき です ね。">
            <text:p>この ふく の デザイン は すてき です ね。</text:p>
          </table:table-cell>
          <table:table-cell office:value-type="string" office:value="The design of this garment is wonderful.">
            <text:p>The design of this garment is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負担">
            <text:p>負担</text:p>
          </table:table-cell>
          <table:table-cell office:value-type="string" office:value="ふたん">
            <text:p>ふたん</text:p>
          </table:table-cell>
          <table:table-cell office:value-type="string" office:value="burden, charge">
            <text:p>burden, cha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通費は個人負担です。">
            <text:p>交通費は個人負担です。</text:p>
          </table:table-cell>
          <table:table-cell office:value-type="string" office:value="こうつう ひ は こじん ふたん です。">
            <text:p>こうつう ひ は こじん ふたん です。</text:p>
          </table:table-cell>
          <table:table-cell office:value-type="string" office:value="Transportation fees have to be paid by each individual.">
            <text:p>Transportation fees have to be paid by each individ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詳細">
            <text:p>詳細</text:p>
          </table:table-cell>
          <table:table-cell office:value-type="string" office:value="しょうさい">
            <text:p>しょうさい</text:p>
          </table:table-cell>
          <table:table-cell office:value-type="string" office:value="details, particulars">
            <text:p>details, particula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詳細はお気軽にお問い合わせください。">
            <text:p>詳細はお気軽にお問い合わせください。</text:p>
          </table:table-cell>
          <table:table-cell office:value-type="string" office:value="しょうさい は おきがる に おといあわせ ください。">
            <text:p>しょうさい は おきがる に おといあわせ ください。</text:p>
          </table:table-cell>
          <table:table-cell office:value-type="string" office:value="Please do not hesitate to inquire for further details.">
            <text:p>Please do not hesitate to inquire for further details.</text:p>
          </table:table-cell>
          <table:table-cell office:value-type="string" office:value="詳細はファックスで送ります。">
            <text:p>詳細はファックスで送ります。</text:p>
          </table:table-cell>
          <table:table-cell office:value-type="string" office:value="しょうさい は ファックス で おくります。">
            <text:p>しょうさい は ファックス で おくります。</text:p>
          </table:table-cell>
          <table:table-cell office:value-type="string" office:value="I'll send the details by fax.">
            <text:p>I'll send the details by fax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</table:table-row>
        <table:table-row>
          <table:table-cell office:value-type="string" office:value="アップ">
            <text:p>アップ</text:p>
          </table:table-cell>
          <table:table-cell office:value-type="string" office:value="アップ">
            <text:p>アップ</text:p>
          </table:table-cell>
          <table:table-cell office:value-type="string" office:value="close-up">
            <text:p>close-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写真をアップで撮ろう。">
            <text:p>写真をアップで撮ろう。</text:p>
          </table:table-cell>
          <table:table-cell office:value-type="string" office:value="しゃしん を アップ で とろう。">
            <text:p>しゃしん を アップ で とろう。</text:p>
          </table:table-cell>
          <table:table-cell office:value-type="string" office:value="Let's take a close-up photo.">
            <text:p>Let's take a close-up ph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4">
            <text:p>84</text:p>
          </table:table-cell>
          <table:table-cell office:value-type="string" office:value="85">
            <text:p>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終了">
            <text:p>終了</text:p>
          </table:table-cell>
          <table:table-cell office:value-type="string" office:value="しゅうりょう">
            <text:p>しゅうりょう</text:p>
          </table:table-cell>
          <table:table-cell office:value-type="string" office:value="end, termination">
            <text:p>end, ter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コンサートは夜7時5分に終了しました。">
            <text:p>コンサートは夜7時5分に終了しました。</text:p>
          </table:table-cell>
          <table:table-cell office:value-type="string" office:value="コンサート は よる 7 じ 5 ふん に しゅうりょう しました。">
            <text:p>コンサート は よる 7 じ 5 ふん に しゅうりょう しました。</text:p>
          </table:table-cell>
          <table:table-cell office:value-type="string" office:value="The concert ended at 7:05 pm.">
            <text:p>The concert ended at 7:05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ファン">
            <text:p>ファン</text:p>
          </table:table-cell>
          <table:table-cell office:value-type="string" office:value="ファン">
            <text:p>ファン</text:p>
          </table:table-cell>
          <table:table-cell office:value-type="string" office:value="fan, admirer">
            <text:p>fan, admir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のサッカーファンです。">
            <text:p>彼は大のサッカーファンです。</text:p>
          </table:table-cell>
          <table:table-cell office:value-type="string" office:value="かれ は だい の サッカー ファン です。">
            <text:p>かれ は だい の サッカー ファン です。</text:p>
          </table:table-cell>
          <table:table-cell office:value-type="string" office:value="He's a huge soccer fan.">
            <text:p>He's a huge soccer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想">
            <text:p>予想</text:p>
          </table:table-cell>
          <table:table-cell office:value-type="string" office:value="よそう">
            <text:p>よそう</text:p>
          </table:table-cell>
          <table:table-cell office:value-type="string" office:value="expectation, forecast">
            <text:p>expectation, forec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予想が当たった。">
            <text:p>私の予想が当たった。</text:p>
          </table:table-cell>
          <table:table-cell office:value-type="string" office:value="わたし の よそう が あたった。">
            <text:p>わたし の よそう が あたった。</text:p>
          </table:table-cell>
          <table:table-cell office:value-type="string" office:value="My forecast proved right.">
            <text:p>My forecast proved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企画">
            <text:p>企画</text:p>
          </table:table-cell>
          <table:table-cell office:value-type="string" office:value="きかく">
            <text:p>きかく</text:p>
          </table:table-cell>
          <table:table-cell office:value-type="string" office:value="planning, project">
            <text:p>planning, proje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独身者パーティーを企画した。">
            <text:p>独身者パーティーを企画した。</text:p>
          </table:table-cell>
          <table:table-cell office:value-type="string" office:value="どくしん しゃ パーティー を きかく した。">
            <text:p>どくしん しゃ パーティー を きかく した。</text:p>
          </table:table-cell>
          <table:table-cell office:value-type="string" office:value="I planned a party for singles.">
            <text:p>I planned a party for sing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財政">
            <text:p>財政</text:p>
          </table:table-cell>
          <table:table-cell office:value-type="string" office:value="ざいせい">
            <text:p>ざいせい</text:p>
          </table:table-cell>
          <table:table-cell office:value-type="string" office:value="public finance, financial affairs">
            <text:p>public finance, financial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の財政はとても苦しい状態だな。">
            <text:p>国の財政はとても苦しい状態だな。</text:p>
          </table:table-cell>
          <table:table-cell office:value-type="string" office:value="くに の ざいせい は とても くるしい じょうたい だ な。">
            <text:p>くに の ざいせい は とても くるしい じょうたい だ な。</text:p>
          </table:table-cell>
          <table:table-cell office:value-type="string" office:value="The country is in very tight financial conditions.">
            <text:p>The country is in very tight financial con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総合">
            <text:p>総合</text:p>
          </table:table-cell>
          <table:table-cell office:value-type="string" office:value="そうごう">
            <text:p>そうごう</text:p>
          </table:table-cell>
          <table:table-cell office:value-type="string" office:value="integration, put together">
            <text:p>integration, put togeth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全員の意見を総合してみましょう。">
            <text:p>全員の意見を総合してみましょう。</text:p>
          </table:table-cell>
          <table:table-cell office:value-type="string" office:value="ぜんいん の いけん を そうごう して みましょう。">
            <text:p>ぜんいん の いけん を そうごう して みましょう。</text:p>
          </table:table-cell>
          <table:table-cell office:value-type="string" office:value="Let's put all the opinions together.">
            <text:p>Let's put all the opinions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ケース">
            <text:p>ケース</text:p>
          </table:table-cell>
          <table:table-cell office:value-type="string" office:value="ケース">
            <text:p>ケース</text:p>
          </table:table-cell>
          <table:table-cell office:value-type="string" office:value="case">
            <text:p>c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ケースにはCDが50枚入ります。">
            <text:p>このケースにはCDが50枚入ります。</text:p>
          </table:table-cell>
          <table:table-cell office:value-type="string" office:value="この ケース に は CD が 50 まい はいります。">
            <text:p>この ケース に は CD が 50 まい はいります。</text:p>
          </table:table-cell>
          <table:table-cell office:value-type="string" office:value="50 CDs can fit in this case.">
            <text:p>50 CDs can fit in this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メーカー">
            <text:p>メーカー</text:p>
          </table:table-cell>
          <table:table-cell office:value-type="string" office:value="メーカー">
            <text:p>メーカー</text:p>
          </table:table-cell>
          <table:table-cell office:value-type="string" office:value="maker, manufacturer">
            <text:p>maker, manufactur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靴のメーカーで働いています。">
            <text:p>彼は靴のメーカーで働いています。</text:p>
          </table:table-cell>
          <table:table-cell office:value-type="string" office:value="かれ は くつ の メーカー で はたらいて います。">
            <text:p>かれ は くつ の メーカー で はたらいて います。</text:p>
          </table:table-cell>
          <table:table-cell office:value-type="string" office:value="He works at a shoe manufacturer.">
            <text:p>He works at a shoe manufactur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治療">
            <text:p>治療</text:p>
          </table:table-cell>
          <table:table-cell office:value-type="string" office:value="ちりょう">
            <text:p>ちりょう</text:p>
          </table:table-cell>
          <table:table-cell office:value-type="string" office:value="medical treatment">
            <text:p>medical trea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歯を治療しています。">
            <text:p>今、歯を治療しています。</text:p>
          </table:table-cell>
          <table:table-cell office:value-type="string" office:value="いま、は を ちりょう して います。">
            <text:p>いま、は を ちりょう して います。</text:p>
          </table:table-cell>
          <table:table-cell office:value-type="string" office:value="I'm having my teeth treated now.">
            <text:p>I'm having my teeth treate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読者">
            <text:p>読者</text:p>
          </table:table-cell>
          <table:table-cell office:value-type="string" office:value="どくしゃ">
            <text:p>どくしゃ</text:p>
          </table:table-cell>
          <table:table-cell office:value-type="string" office:value="reader">
            <text:p>rea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読者の投書欄は好きです。">
            <text:p>新聞の読者の投書欄は好きです。</text:p>
          </table:table-cell>
          <table:table-cell office:value-type="string" office:value="しんぶん の どくしゃ の とうしょ らん は すき です。">
            <text:p>しんぶん の どくしゃ の とうしょ らん は すき です。</text:p>
          </table:table-cell>
          <table:table-cell office:value-type="string" office:value="I like the letters to the editor section in the newspaper.">
            <text:p>I like the letters to the editor section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職員">
            <text:p>職員</text:p>
          </table:table-cell>
          <table:table-cell office:value-type="string" office:value="しょくいん">
            <text:p>しょくいん</text:p>
          </table:table-cell>
          <table:table-cell office:value-type="string" office:value="staff, employee">
            <text:p>staff, employ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職員専用の出入り口です。">
            <text:p>ここは職員専用の出入り口です。</text:p>
          </table:table-cell>
          <table:table-cell office:value-type="string" office:value="ここ は しょくいん せんよう の でいりぐち です。">
            <text:p>ここ は しょくいん せんよう の でいりぐち です。</text:p>
          </table:table-cell>
          <table:table-cell office:value-type="string" office:value="This is an entrance for staff only.">
            <text:p>This is an entrance for staff o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代">
            <text:p>世代</text:p>
          </table:table-cell>
          <table:table-cell office:value-type="string" office:value="せだい">
            <text:p>せだい</text:p>
          </table:table-cell>
          <table:table-cell office:value-type="string" office:value="generation">
            <text:p>gene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と同じ世代です。">
            <text:p>私は彼と同じ世代です。</text:p>
          </table:table-cell>
          <table:table-cell office:value-type="string" office:value="わたし は かれ と おなじ せだい です。">
            <text:p>わたし は かれ と おなじ せだい です。</text:p>
          </table:table-cell>
          <table:table-cell office:value-type="string" office:value="I am of the same generation as him.">
            <text:p>I am of the same generation as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視点">
            <text:p>視点</text:p>
          </table:table-cell>
          <table:table-cell office:value-type="string" office:value="してん">
            <text:p>してん</text:p>
          </table:table-cell>
          <table:table-cell office:value-type="string" office:value="viewpoint, perspective">
            <text:p>viewpoint, persp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視点を変えて見てみましょう。">
            <text:p>視点を変えて見てみましょう。</text:p>
          </table:table-cell>
          <table:table-cell office:value-type="string" office:value="してん を かえて みて みましょう。">
            <text:p>してん を かえて みて みましょう。</text:p>
          </table:table-cell>
          <table:table-cell office:value-type="string" office:value="Let's look at it from a different perspective.">
            <text:p>Let's look at it from a different persp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効率">
            <text:p>効率</text:p>
          </table:table-cell>
          <table:table-cell office:value-type="string" office:value="こうりつ">
            <text:p>こうりつ</text:p>
          </table:table-cell>
          <table:table-cell office:value-type="string" office:value="efficiency, performance">
            <text:p>efficiency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業の効率を上げるにはどうしたらいいですか。">
            <text:p>作業の効率を上げるにはどうしたらいいですか。</text:p>
          </table:table-cell>
          <table:table-cell office:value-type="string" office:value="さぎょう の こうりつ を あげる に は どう したら いい です か。">
            <text:p>さぎょう の こうりつ を あげる に は どう したら いい です か。</text:p>
          </table:table-cell>
          <table:table-cell office:value-type="string" office:value="How can we increase efficiency at work?">
            <text:p>How can we increase efficiency at wor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資産">
            <text:p>資産</text:p>
          </table:table-cell>
          <table:table-cell office:value-type="string" office:value="しさん">
            <text:p>しさん</text:p>
          </table:table-cell>
          <table:table-cell office:value-type="string" office:value="property, assets">
            <text:p>property, asse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臣の資産が公表されたね。">
            <text:p>大臣の資産が公表されたね。</text:p>
          </table:table-cell>
          <table:table-cell office:value-type="string" office:value="だいじん の しさん が こうひょう された ね。">
            <text:p>だいじん の しさん が こうひょう された ね。</text:p>
          </table:table-cell>
          <table:table-cell office:value-type="string" office:value="The minister's assets were made public.">
            <text:p>The minister's assets were made publ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組む">
            <text:p>取り組む</text:p>
          </table:table-cell>
          <table:table-cell office:value-type="string" office:value="とりくむ">
            <text:p>とりくむ</text:p>
          </table:table-cell>
          <table:table-cell office:value-type="string" office:value="work on, tackle">
            <text:p>work on, tack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スペイン語に取り組んでいます。">
            <text:p>彼女はスペイン語に取り組んでいます。</text:p>
          </table:table-cell>
          <table:table-cell office:value-type="string" office:value="かのじょ は スペイン ご に とりくんで います。">
            <text:p>かのじょ は スペイン ご に とりくんで います。</text:p>
          </table:table-cell>
          <table:table-cell office:value-type="string" office:value="She's working on her Spanish.">
            <text:p>She's working on her Span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ルール">
            <text:p>ルール</text:p>
          </table:table-cell>
          <table:table-cell office:value-type="string" office:value="ルール">
            <text:p>ルール</text:p>
          </table:table-cell>
          <table:table-cell office:value-type="string" office:value="rule (loan word)">
            <text:p>rul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資格">
            <text:p>資格</text:p>
          </table:table-cell>
          <table:table-cell office:value-type="string" office:value="しかく">
            <text:p>しかく</text:p>
          </table:table-cell>
          <table:table-cell office:value-type="string" office:value="qualifications, competence">
            <text:p>qualifications, compe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語を教える資格を取りたいです。">
            <text:p>日本語を教える資格を取りたいです。</text:p>
          </table:table-cell>
          <table:table-cell office:value-type="string" office:value="にほん ご を おしえる しかく を とりたい です。">
            <text:p>にほん ご を おしえる しかく を とりたい です。</text:p>
          </table:table-cell>
          <table:table-cell office:value-type="string" office:value="I want to get a license to teach Japanese.">
            <text:p>I want to get a license to teach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成果">
            <text:p>成果</text:p>
          </table:table-cell>
          <table:table-cell office:value-type="string" office:value="せいか">
            <text:p>せいか</text:p>
          </table:table-cell>
          <table:table-cell office:value-type="string" office:value="result">
            <text:p>resul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厳しい練習が良い成果に結び付きました。">
            <text:p>厳しい練習が良い成果に結び付きました。</text:p>
          </table:table-cell>
          <table:table-cell office:value-type="string" office:value="きびしい れんしゅう が よい せいか に むすびつきました。">
            <text:p>きびしい れんしゅう が よい せいか に むすびつきました。</text:p>
          </table:table-cell>
          <table:table-cell office:value-type="string" office:value="Intense training has led to good results.">
            <text:p>Intense training has led to good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提">
            <text:p>前提</text:p>
          </table:table-cell>
          <table:table-cell office:value-type="string" office:value="ぜんてい">
            <text:p>ぜんてい</text:p>
          </table:table-cell>
          <table:table-cell office:value-type="string" office:value="assumption, premise">
            <text:p>assumption, prem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交渉が成立するという前提で話を進めます。">
            <text:p>交渉が成立するという前提で話を進めます。</text:p>
          </table:table-cell>
          <table:table-cell office:value-type="string" office:value="こうしょう が せいりつ する と いう ぜんてい で はなし を すすめます。">
            <text:p>こうしょう が せいりつ する と いう ぜんてい で はなし を すすめます。</text:p>
          </table:table-cell>
          <table:table-cell office:value-type="string" office:value="We're proceeding with talks under the assumption we'll get the deal.">
            <text:p>We're proceeding with talks under the assumption we'll get the d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地">
            <text:p>現地</text:p>
          </table:table-cell>
          <table:table-cell office:value-type="string" office:value="げんち">
            <text:p>げんち</text:p>
          </table:table-cell>
          <table:table-cell office:value-type="string" office:value="local, on-site">
            <text:p>local, on-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地の天気は雨です。">
            <text:p>現地の天気は雨です。</text:p>
          </table:table-cell>
          <table:table-cell office:value-type="string" office:value="げんち の てんき は あめ です。">
            <text:p>げんち の てんき は あめ です。</text:p>
          </table:table-cell>
          <table:table-cell office:value-type="string" office:value="The local weather is rain.">
            <text:p>The local weather is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部">
            <text:p>内部</text:p>
          </table:table-cell>
          <table:table-cell office:value-type="string" office:value="ないぶ">
            <text:p>ないぶ</text:p>
          </table:table-cell>
          <table:table-cell office:value-type="string" office:value="interior, inner parts">
            <text:p>interior, inner p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機械の内部の問題です。">
            <text:p>これは機械の内部の問題です。</text:p>
          </table:table-cell>
          <table:table-cell office:value-type="string" office:value="これ は きかい の ないぶ の もんだい です。">
            <text:p>これ は きかい の ないぶ の もんだい です。</text:p>
          </table:table-cell>
          <table:table-cell office:value-type="string" office:value="This is a problem with the internal parts of the machine.">
            <text:p>This is a problem with the internal parts of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所得">
            <text:p>所得</text:p>
          </table:table-cell>
          <table:table-cell office:value-type="string" office:value="しょとく">
            <text:p>しょとく</text:p>
          </table:table-cell>
          <table:table-cell office:value-type="string" office:value="income, earnings">
            <text:p>income, earn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去年の所得をご記入ください。">
            <text:p>ここに去年の所得をご記入ください。</text:p>
          </table:table-cell>
          <table:table-cell office:value-type="string" office:value="ここ に きょねん の しょとく を ごきにゅう ください。">
            <text:p>ここ に きょねん の しょとく を ごきにゅう ください。</text:p>
          </table:table-cell>
          <table:table-cell office:value-type="string" office:value="Please fill in last year's income here.">
            <text:p>Please fill in last year's inco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恋愛">
            <text:p>恋愛</text:p>
          </table:table-cell>
          <table:table-cell office:value-type="string" office:value="れんあい">
            <text:p>れんあい</text:p>
          </table:table-cell>
          <table:table-cell office:value-type="string" office:value="romance, relationship">
            <text:p>romance, relation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恋愛にあこがれる年ごろです。">
            <text:p>彼女は恋愛にあこがれる年ごろです。</text:p>
          </table:table-cell>
          <table:table-cell office:value-type="string" office:value="かのじょ は れんあい に あこがれる としごろ です。">
            <text:p>かのじょ は れんあい に あこがれる としごろ です。</text:p>
          </table:table-cell>
          <table:table-cell office:value-type="string" office:value="She's at that age when girls yearn for romance.">
            <text:p>She's at that age when girls yearn for rom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持">
            <text:p>支持</text:p>
          </table:table-cell>
          <table:table-cell office:value-type="string" office:value="しじ">
            <text:p>しじ</text:p>
          </table:table-cell>
          <table:table-cell office:value-type="string" office:value="support">
            <text:p>sup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国民の支持を得たのよ。">
            <text:p>彼は国民の支持を得たのよ。</text:p>
          </table:table-cell>
          <table:table-cell office:value-type="string" office:value="かれ は こくみん の しじ を えた の よ。">
            <text:p>かれ は こくみん の しじ を えた の よ。</text:p>
          </table:table-cell>
          <table:table-cell office:value-type="string" office:value="He won the people's support.">
            <text:p>He won the people's sup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危機">
            <text:p>危機</text:p>
          </table:table-cell>
          <table:table-cell office:value-type="string" office:value="きき">
            <text:p>きき</text:p>
          </table:table-cell>
          <table:table-cell office:value-type="string" office:value="crisis, danger">
            <text:p>crisis, da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球環境の危機が叫ばれているのよ。">
            <text:p>地球環境の危機が叫ばれているのよ。</text:p>
          </table:table-cell>
          <table:table-cell office:value-type="string" office:value="ちきゅう かんきょう の きき が さけばれて いる の よ。">
            <text:p>ちきゅう かんきょう の きき が さけばれて いる の よ。</text:p>
          </table:table-cell>
          <table:table-cell office:value-type="string" office:value="There's an outcry over a world-wide environmental crisis.">
            <text:p>There's an outcry over a world-wide environmental cri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スコミ">
            <text:p>マスコミ</text:p>
          </table:table-cell>
          <table:table-cell office:value-type="string" office:value="マスコミ">
            <text:p>マスコミ</text:p>
          </table:table-cell>
          <table:table-cell office:value-type="string" office:value="mass media, media">
            <text:p>mass media, m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よくマスコミにも登場するね。">
            <text:p>彼はよくマスコミにも登場するね。</text:p>
          </table:table-cell>
          <table:table-cell office:value-type="string" office:value="かれ は よく マスコミ に も とうじょう する ね。">
            <text:p>かれ は よく マスコミ に も とうじょう する ね。</text:p>
          </table:table-cell>
          <table:table-cell office:value-type="string" office:value="He often appears in the media.">
            <text:p>He often appears in the me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証拠">
            <text:p>証拠</text:p>
          </table:table-cell>
          <table:table-cell office:value-type="string" office:value="しょうこ">
            <text:p>しょうこ</text:p>
          </table:table-cell>
          <table:table-cell office:value-type="string" office:value="proof, evidence">
            <text:p>proof, ev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証拠を見つけるまで逮捕はできません。">
            <text:p>証拠を見つけるまで逮捕はできません。</text:p>
          </table:table-cell>
          <table:table-cell office:value-type="string" office:value="しょうこ を みつける まで たいほ は できません。">
            <text:p>しょうこ を みつける まで たいほ は できません。</text:p>
          </table:table-cell>
          <table:table-cell office:value-type="string" office:value="We can't arrest someone until we find evidence.">
            <text:p>We can't arrest someone until we find evid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ーナー">
            <text:p>コーナー</text:p>
          </table:table-cell>
          <table:table-cell office:value-type="string" office:value="コーナー">
            <text:p>コーナー</text:p>
          </table:table-cell>
          <table:table-cell office:value-type="string" office:value="section (of a store etc.), corner">
            <text:p>section (of a store etc.), co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ーゲンコーナーでDVDを買いました。">
            <text:p>バーゲンコーナーでDVDを買いました。</text:p>
          </table:table-cell>
          <table:table-cell office:value-type="string" office:value="バーゲン コーナー で DVD を かいました。">
            <text:p>バーゲン コーナー で DVD を かいました。</text:p>
          </table:table-cell>
          <table:table-cell office:value-type="string" office:value="I bought a DVD in the sales section.">
            <text:p>I bought a DVD in the sales 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ーク">
            <text:p>マーク</text:p>
          </table:table-cell>
          <table:table-cell office:value-type="string" office:value="マーク">
            <text:p>マーク</text:p>
          </table:table-cell>
          <table:table-cell office:value-type="string" office:value="logo">
            <text:p>logo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ブランドのマークは可愛いですね。">
            <text:p>このブランドのマークは可愛いですね。</text:p>
          </table:table-cell>
          <table:table-cell office:value-type="string" office:value="この ブランド の マーク は かわいい です ね。">
            <text:p>この ブランド の マーク は かわいい です ね。</text:p>
          </table:table-cell>
          <table:table-cell office:value-type="string" office:value="This brand logo is cute.">
            <text:p>This brand logo is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減少">
            <text:p>減少</text:p>
          </table:table-cell>
          <table:table-cell office:value-type="string" office:value="げんしょう">
            <text:p>げんしょう</text:p>
          </table:table-cell>
          <table:table-cell office:value-type="string" office:value="decrease, decline">
            <text:p>decrease, dec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国は人口が減少しているわね。">
            <text:p>この国は人口が減少しているわね。</text:p>
          </table:table-cell>
          <table:table-cell office:value-type="string" office:value="この くに は じんこう が げんしょう して いる わ ね。">
            <text:p>この くに は じんこう が げんしょう して いる わ ね。</text:p>
          </table:table-cell>
          <table:table-cell office:value-type="string" office:value="The population of this country is decreasing.">
            <text:p>The population of this country is de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緊急">
            <text:p>緊急</text:p>
          </table:table-cell>
          <table:table-cell office:value-type="string" office:value="きんきゅう">
            <text:p>きんきゅう</text:p>
          </table:table-cell>
          <table:table-cell office:value-type="string" office:value="urgent, emergency">
            <text:p>urgent, emer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緊急事態が発生した。">
            <text:p>緊急事態が発生した。</text:p>
          </table:table-cell>
          <table:table-cell office:value-type="string" office:value="きんきゅう じたい が はっせい した。">
            <text:p>きんきゅう じたい が はっせい した。</text:p>
          </table:table-cell>
          <table:table-cell office:value-type="string" office:value="We have an emergency.">
            <text:p>We have an emerg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望">
            <text:p>要望</text:p>
          </table:table-cell>
          <table:table-cell office:value-type="string" office:value="ようぼう">
            <text:p>ようぼう</text:p>
          </table:table-cell>
          <table:table-cell office:value-type="string" office:value="demand, request">
            <text:p>demand, requ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客様の要望を聞かせてください。">
            <text:p>お客様の要望を聞かせてください。</text:p>
          </table:table-cell>
          <table:table-cell office:value-type="string" office:value="おきゃくさま の ようぼう を きかせて ください。">
            <text:p>おきゃくさま の ようぼう を きかせて ください。</text:p>
          </table:table-cell>
          <table:table-cell office:value-type="string" office:value="What would you like to request?">
            <text:p>What would you like to reque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トレス">
            <text:p>ストレス</text:p>
          </table:table-cell>
          <table:table-cell office:value-type="string" office:value="ストレス">
            <text:p>ストレス</text:p>
          </table:table-cell>
          <table:table-cell office:value-type="string" office:value="stress">
            <text:p>s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トレスがいろいろな病気の元になっているの。">
            <text:p>ストレスがいろいろな病気の元になっているの。</text:p>
          </table:table-cell>
          <table:table-cell office:value-type="string" office:value="ストレス が いろいろな びょうき の もと に なって いる の。">
            <text:p>ストレス が いろいろな びょうき の もと に なって いる の。</text:p>
          </table:table-cell>
          <table:table-cell office:value-type="string" office:value="Stress is the source of various diseases.">
            <text:p>Stress is the source of various diseases.</text:p>
          </table:table-cell>
          <table:table-cell office:value-type="string" office:value="彼はストレスがたまっているの。">
            <text:p>彼はストレスがたまっているの。</text:p>
          </table:table-cell>
          <table:table-cell office:value-type="string" office:value="かれ は ストレス が たまって いる の。">
            <text:p>かれ は ストレス が たまって いる の。</text:p>
          </table:table-cell>
          <table:table-cell office:value-type="string" office:value="He's under a lot of stress.">
            <text:p>He's under a lot of stress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</table:table-row>
        <table:table-row>
          <table:table-cell office:value-type="string" office:value="主催">
            <text:p>主催</text:p>
          </table:table-cell>
          <table:table-cell office:value-type="string" office:value="しゅさい">
            <text:p>しゅさい</text:p>
          </table:table-cell>
          <table:table-cell office:value-type="string" office:value="sponsorship, host">
            <text:p>sponsorship, h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芸術祭は市が主催しています。">
            <text:p>その芸術祭は市が主催しています。</text:p>
          </table:table-cell>
          <table:table-cell office:value-type="string" office:value="その げいじゅつ さい は し が しゅさい して います。">
            <text:p>その げいじゅつ さい は し が しゅさい して います。</text:p>
          </table:table-cell>
          <table:table-cell office:value-type="string" office:value="The art festival is sponsored by the city.">
            <text:p>The art festival is sponsored by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ベスト">
            <text:p>ベスト</text:p>
          </table:table-cell>
          <table:table-cell office:value-type="string" office:value="ベスト">
            <text:p>ベスト</text:p>
          </table:table-cell>
          <table:table-cell office:value-type="string" office:value="best">
            <text:p>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ベストを尽くしました。">
            <text:p>私はベストを尽くしました。</text:p>
          </table:table-cell>
          <table:table-cell office:value-type="string" office:value="わたし は ベスト を つくしました。">
            <text:p>わたし は ベスト を つくしました。</text:p>
          </table:table-cell>
          <table:table-cell office:value-type="string" office:value="I did my best.">
            <text:p>I did my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犠牲">
            <text:p>犠牲</text:p>
          </table:table-cell>
          <table:table-cell office:value-type="string" office:value="ぎせい">
            <text:p>ぎせい</text:p>
          </table:table-cell>
          <table:table-cell office:value-type="string" office:value="sacrifice, loss">
            <text:p>sacrifice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多くの人が災害の犠牲になったの。">
            <text:p>多くの人が災害の犠牲になったの。</text:p>
          </table:table-cell>
          <table:table-cell office:value-type="string" office:value="おおく の ひと が さいがい の ぎせい に なった の。">
            <text:p>おおく の ひと が さいがい の ぎせい に なった の。</text:p>
          </table:table-cell>
          <table:table-cell office:value-type="string" office:value="A lot of people lost their lives in the disaster.">
            <text:p>A lot of people lost their lives in the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暴力">
            <text:p>暴力</text:p>
          </table:table-cell>
          <table:table-cell office:value-type="string" office:value="ぼうりょく">
            <text:p>ぼうりょく</text:p>
          </table:table-cell>
          <table:table-cell office:value-type="string" office:value="violence, force">
            <text:p>violence, for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暴力はいけません。">
            <text:p>暴力はいけません。</text:p>
          </table:table-cell>
          <table:table-cell office:value-type="string" office:value="ぼうりょく は いけません。">
            <text:p>ぼうりょく は いけません。</text:p>
          </table:table-cell>
          <table:table-cell office:value-type="string" office:value="Violence is wrong.">
            <text:p>Violence is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赤字">
            <text:p>赤字</text:p>
          </table:table-cell>
          <table:table-cell office:value-type="string" office:value="あかじ">
            <text:p>あかじ</text:p>
          </table:table-cell>
          <table:table-cell office:value-type="string" office:value="deficit, in the red">
            <text:p>deficit, in the 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の会社は今月は赤字よ。">
            <text:p>私たちの会社は今月は赤字よ。</text:p>
          </table:table-cell>
          <table:table-cell office:value-type="string" office:value="わたし たち の かいしゃ は こんげつ は あかじ よ。">
            <text:p>わたし たち の かいしゃ は こんげつ は あかじ よ。</text:p>
          </table:table-cell>
          <table:table-cell office:value-type="string" office:value="Our company is in deficit this month.">
            <text:p>Our company is in deficit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個性">
            <text:p>個性</text:p>
          </table:table-cell>
          <table:table-cell office:value-type="string" office:value="こせい">
            <text:p>こせい</text:p>
          </table:table-cell>
          <table:table-cell office:value-type="string" office:value="individuality, unique characteristics">
            <text:p>individuality, unique characterist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たちはそれぞれ個性が強いですね。">
            <text:p>彼女たちはそれぞれ個性が強いですね。</text:p>
          </table:table-cell>
          <table:table-cell office:value-type="string" office:value="かのじょ たち は それぞれ こせい が つよい です ね。">
            <text:p>かのじょ たち は それぞれ こせい が つよい です ね。</text:p>
          </table:table-cell>
          <table:table-cell office:value-type="string" office:value="Each of the women has very unique characteristics.">
            <text:p>Each of the women has very unique characteris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戦">
            <text:p>作戦</text:p>
          </table:table-cell>
          <table:table-cell office:value-type="string" office:value="さくせん">
            <text:p>さくせん</text:p>
          </table:table-cell>
          <table:table-cell office:value-type="string" office:value="tactic, strategy">
            <text:p>tactic, strate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次の試合のために作戦を立てたのよ。">
            <text:p>彼らは次の試合のために作戦を立てたのよ。</text:p>
          </table:table-cell>
          <table:table-cell office:value-type="string" office:value="かれら は つぎ の しあい の ため に さくせん を たてた の よ。">
            <text:p>かれら は つぎ の しあい の ため に さくせん を たてた の よ。</text:p>
          </table:table-cell>
          <table:table-cell office:value-type="string" office:value="They built a strategy for the next game.">
            <text:p>They built a strategy for the next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ョック">
            <text:p>ショック</text:p>
          </table:table-cell>
          <table:table-cell office:value-type="string" office:value="ショック">
            <text:p>ショック</text:p>
          </table:table-cell>
          <table:table-cell office:value-type="string" office:value="shock">
            <text:p>shoc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ショックで口もきけなかったわ。">
            <text:p>彼女はショックで口もきけなかったわ。</text:p>
          </table:table-cell>
          <table:table-cell office:value-type="string" office:value="かのじょ は ショック で くち も きけなかった わ。">
            <text:p>かのじょ は ショック で くち も きけなかった わ。</text:p>
          </table:table-cell>
          <table:table-cell office:value-type="string" office:value="She was too shocked to speak.">
            <text:p>She was too shocked to speak.</text:p>
          </table:table-cell>
          <table:table-cell office:value-type="string" office:value="そのニュースは彼に大きなショックを与えた。">
            <text:p>そのニュースは彼に大きなショックを与えた。</text:p>
          </table:table-cell>
          <table:table-cell office:value-type="string" office:value="その ニュース は かれ に おおきな ショック を あたえた。">
            <text:p>その ニュース は かれ に おおきな ショック を あたえた。</text:p>
          </table:table-cell>
          <table:table-cell office:value-type="string" office:value="The news gave him a great shock.">
            <text:p>The news gave him a great shock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アンケート">
            <text:p>アンケート</text:p>
          </table:table-cell>
          <table:table-cell office:value-type="string" office:value="アンケート">
            <text:p>アンケート</text:p>
          </table:table-cell>
          <table:table-cell office:value-type="string" office:value="questionnaire">
            <text:p>questionna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アンケートに答えたよ。">
            <text:p>彼女はアンケートに答えたよ。</text:p>
          </table:table-cell>
          <table:table-cell office:value-type="string" office:value="かのじょ は アンケート に こたえた よ。">
            <text:p>かのじょ は アンケート に こたえた よ。</text:p>
          </table:table-cell>
          <table:table-cell office:value-type="string" office:value="She answered the questionnaire.">
            <text:p>She answered the questionna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ざわざ">
            <text:p>わざわざ</text:p>
          </table:table-cell>
          <table:table-cell office:value-type="string" office:value="わざわざ">
            <text:p>わざわざ</text:p>
          </table:table-cell>
          <table:table-cell office:value-type="string" office:value="going out of one's way to do something">
            <text:p>going out of one's way to do somet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わざわざ来てくれてありがとう。">
            <text:p>わざわざ来てくれてありがとう。</text:p>
          </table:table-cell>
          <table:table-cell office:value-type="string" office:value="わざわざ きて くれて ありがとう。">
            <text:p>わざわざ きて くれて ありがとう。</text:p>
          </table:table-cell>
          <table:table-cell office:value-type="string" office:value="Thank you for coming all the way here.">
            <text:p>Thank you for coming all the wa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気">
            <text:p>本気</text:p>
          </table:table-cell>
          <table:table-cell office:value-type="string" office:value="ほんき">
            <text:p>ほんき</text:p>
          </table:table-cell>
          <table:table-cell office:value-type="string" office:value="serious, earnest">
            <text:p>serious, earn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や、僕は本気なんだ。">
            <text:p>いや、僕は本気なんだ。</text:p>
          </table:table-cell>
          <table:table-cell office:value-type="string" office:value="いや、ぼく は ほんき なんだ。">
            <text:p>いや、ぼく は ほんき なんだ。</text:p>
          </table:table-cell>
          <table:table-cell office:value-type="string" office:value="No, I'm serious.">
            <text:p>No, I'm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悩み">
            <text:p>悩み</text:p>
          </table:table-cell>
          <table:table-cell office:value-type="string" office:value="なやみ">
            <text:p>なやみ</text:p>
          </table:table-cell>
          <table:table-cell office:value-type="string" office:value="troubles, worries">
            <text:p>troubles, wor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きな悩みを抱えていました。">
            <text:p>彼は大きな悩みを抱えていました。</text:p>
          </table:table-cell>
          <table:table-cell office:value-type="string" office:value="かれ は おおきな なやみ を かかえて いました。">
            <text:p>かれ は おおきな なやみ を かかえて いました。</text:p>
          </table:table-cell>
          <table:table-cell office:value-type="string" office:value="He had a major concern.">
            <text:p>He had a major conce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司">
            <text:p>上司</text:p>
          </table:table-cell>
          <table:table-cell office:value-type="string" office:value="じょうし">
            <text:p>じょうし</text:p>
          </table:table-cell>
          <table:table-cell office:value-type="string" office:value="boss">
            <text:p>bo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上司に相談してみます。">
            <text:p>上司に相談してみます。</text:p>
          </table:table-cell>
          <table:table-cell office:value-type="string" office:value="じょうし に そうだん して みます。">
            <text:p>じょうし に そうだん して みます。</text:p>
          </table:table-cell>
          <table:table-cell office:value-type="string" office:value="I will consult my boss.">
            <text:p>I will consult my boss.</text:p>
          </table:table-cell>
          <table:table-cell office:value-type="string" office:value="今日は上司と食事をする。">
            <text:p>今日は上司と食事をする。</text:p>
          </table:table-cell>
          <table:table-cell office:value-type="string" office:value="きょう は じょうし と しょくじ を する。">
            <text:p>きょう は じょうし と しょくじ を する。</text:p>
          </table:table-cell>
          <table:table-cell office:value-type="string" office:value="I'm eating with the boss today.">
            <text:p>I'm eating with the boss today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</table:table-row>
        <table:table-row>
          <table:table-cell office:value-type="string" office:value="説得">
            <text:p>説得</text:p>
          </table:table-cell>
          <table:table-cell office:value-type="string" office:value="せっとく">
            <text:p>せっとく</text:p>
          </table:table-cell>
          <table:table-cell office:value-type="string" office:value="persuasion">
            <text:p>persua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なんとか親を説得してみるよ。">
            <text:p>なんとか親を説得してみるよ。</text:p>
          </table:table-cell>
          <table:table-cell office:value-type="string" office:value="なんとか おや を せっとく して みる よ。">
            <text:p>なんとか おや を せっとく して みる よ。</text:p>
          </table:table-cell>
          <table:table-cell office:value-type="string" office:value="I will try my best to persuade my parents.">
            <text:p>I will try my best to persuade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ブーム">
            <text:p>ブーム</text:p>
          </table:table-cell>
          <table:table-cell office:value-type="string" office:value="ブーム">
            <text:p>ブーム</text:p>
          </table:table-cell>
          <table:table-cell office:value-type="string" office:value="fad, boom">
            <text:p>fad, b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日本は健康ブームです。">
            <text:p>最近、日本は健康ブームです。</text:p>
          </table:table-cell>
          <table:table-cell office:value-type="string" office:value="さいきん、にほん は けんこう ブーム です。">
            <text:p>さいきん、にほん は けんこう ブーム です。</text:p>
          </table:table-cell>
          <table:table-cell office:value-type="string" office:value="There has been a health fad in Japan recently.">
            <text:p>There has been a health fad in Japan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力">
            <text:p>体力</text:p>
          </table:table-cell>
          <table:table-cell office:value-type="string" office:value="たいりょく">
            <text:p>たいりょく</text:p>
          </table:table-cell>
          <table:table-cell office:value-type="string" office:value="physical strength, stamina">
            <text:p>physical strength, stami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若者は体力がありますね。">
            <text:p>若者は体力がありますね。</text:p>
          </table:table-cell>
          <table:table-cell office:value-type="string" office:value="わかもの は たいりょく が あります ね。">
            <text:p>わかもの は たいりょく が あります ね。</text:p>
          </table:table-cell>
          <table:table-cell office:value-type="string" office:value="Young people have a lot of stamina.">
            <text:p>Young people have a lot of stam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ヒント">
            <text:p>ヒント</text:p>
          </table:table-cell>
          <table:table-cell office:value-type="string" office:value="ヒント">
            <text:p>ヒント</text:p>
          </table:table-cell>
          <table:table-cell office:value-type="string" office:value="hint, clue">
            <text:p>hint, c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かヒントをください。">
            <text:p>何かヒントをください。</text:p>
          </table:table-cell>
          <table:table-cell office:value-type="string" office:value="なに か ヒント を ください。">
            <text:p>なに か ヒント を ください。</text:p>
          </table:table-cell>
          <table:table-cell office:value-type="string" office:value="Please give me a hint.">
            <text:p>Please give me a h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常">
            <text:p>正常</text:p>
          </table:table-cell>
          <table:table-cell office:value-type="string" office:value="せいじょう">
            <text:p>せいじょう</text:p>
          </table:table-cell>
          <table:table-cell office:value-type="string" office:value="normal">
            <text:p>norm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患者の呼吸は正常です。">
            <text:p>患者の呼吸は正常です。</text:p>
          </table:table-cell>
          <table:table-cell office:value-type="string" office:value="かんじゃ の こきゅう は せいじょう です。">
            <text:p>かんじゃ の こきゅう は せいじょう です。</text:p>
          </table:table-cell>
          <table:table-cell office:value-type="string" office:value="The patient's breathing is normal.">
            <text:p>The patient's breathing is n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獄">
            <text:p>地獄</text:p>
          </table:table-cell>
          <table:table-cell office:value-type="string" office:value="じごく">
            <text:p>じごく</text:p>
          </table:table-cell>
          <table:table-cell office:value-type="string" office:value="hell">
            <text:p>he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震の後、街は地獄のようだったよ。">
            <text:p>地震の後、街は地獄のようだったよ。</text:p>
          </table:table-cell>
          <table:table-cell office:value-type="string" office:value="じしん の あと、まち は じごく のよう だった よ。">
            <text:p>じしん の あと、まち は じごく のよう だった よ。</text:p>
          </table:table-cell>
          <table:table-cell office:value-type="string" office:value="After the earthquake, the town looked like hell.">
            <text:p>After the earthquake, the town looked like h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悔">
            <text:p>後悔</text:p>
          </table:table-cell>
          <table:table-cell office:value-type="string" office:value="こうかい">
            <text:p>こうかい</text:p>
          </table:table-cell>
          <table:table-cell office:value-type="string" office:value="regret">
            <text:p>regre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後悔しても、しょうがない。">
            <text:p>後悔しても、しょうがない。</text:p>
          </table:table-cell>
          <table:table-cell office:value-type="string" office:value="こうかい して も、しょう が ない。">
            <text:p>こうかい して も、しょう が ない。</text:p>
          </table:table-cell>
          <table:table-cell office:value-type="string" office:value="There is no point in regretting.">
            <text:p>There is no point in regret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情熱">
            <text:p>情熱</text:p>
          </table:table-cell>
          <table:table-cell office:value-type="string" office:value="じょうねつ">
            <text:p>じょうねつ</text:p>
          </table:table-cell>
          <table:table-cell office:value-type="string" office:value="passion, enthusiasm">
            <text:p>passion, enthusia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情熱を持って仕事に打ち込んでいます。">
            <text:p>父は情熱を持って仕事に打ち込んでいます。</text:p>
          </table:table-cell>
          <table:table-cell office:value-type="string" office:value="ちち は じょうねつ を もって しごと に うちこんで います。">
            <text:p>ちち は じょうねつ を もって しごと に うちこんで います。</text:p>
          </table:table-cell>
          <table:table-cell office:value-type="string" office:value="My father passionately devotes himself to work.">
            <text:p>My father passionately devotes himself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驚き">
            <text:p>驚き</text:p>
          </table:table-cell>
          <table:table-cell office:value-type="string" office:value="おどろき">
            <text:p>おどろき</text:p>
          </table:table-cell>
          <table:table-cell office:value-type="string" office:value="surprise, amazement">
            <text:p>surprise, amaz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驚きを隠せませんでしたよ。">
            <text:p>彼女は驚きを隠せませんでしたよ。</text:p>
          </table:table-cell>
          <table:table-cell office:value-type="string" office:value="かのじょ は おどろき を かくせませんでした よ。">
            <text:p>かのじょ は おどろき を かくせませんでした よ。</text:p>
          </table:table-cell>
          <table:table-cell office:value-type="string" office:value="She was not able to conceal her surprise.">
            <text:p>She was not able to conceal her surpr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ャンプ">
            <text:p>ジャンプ</text:p>
          </table:table-cell>
          <table:table-cell office:value-type="string" office:value="ジャンプ">
            <text:p>ジャンプ</text:p>
          </table:table-cell>
          <table:table-cell office:value-type="string" office:value="jump">
            <text:p>jum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猿が高い木にジャンプした。">
            <text:p>猿が高い木にジャンプした。</text:p>
          </table:table-cell>
          <table:table-cell office:value-type="string" office:value="さる が たかい き に ジャンプ した。">
            <text:p>さる が たかい き に ジャンプ した。</text:p>
          </table:table-cell>
          <table:table-cell office:value-type="string" office:value="A monkey jumped onto a tall tree.">
            <text:p>A monkey jumped onto a tall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ルコール">
            <text:p>アルコール</text:p>
          </table:table-cell>
          <table:table-cell office:value-type="string" office:value="アルコール">
            <text:p>アルコール</text:p>
          </table:table-cell>
          <table:table-cell office:value-type="string" office:value="alcohol, alcoholic beverage">
            <text:p>alcohol, alcoholic bev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ルコールに強い体質です。">
            <text:p>彼はアルコールに強い体質です。</text:p>
          </table:table-cell>
          <table:table-cell office:value-type="string" office:value="かれ は アルコール に つよい たいしつ です。">
            <text:p>かれ は アルコール に つよい たいしつ です。</text:p>
          </table:table-cell>
          <table:table-cell office:value-type="string" office:value="He has a disposition to hold his liquor.">
            <text:p>He has a disposition to hold his liqu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い加減">
            <text:p>いい加減</text:p>
          </table:table-cell>
          <table:table-cell office:value-type="string" office:value="いいかげん">
            <text:p>いいかげん</text:p>
          </table:table-cell>
          <table:table-cell office:value-type="string" office:value="irresponsible, careless">
            <text:p>irresponsible, care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い加減なことを言ってはいけません。">
            <text:p>いい加減なことを言ってはいけません。</text:p>
          </table:table-cell>
          <table:table-cell office:value-type="string" office:value="いいかげんな こと を いって は いけません。">
            <text:p>いいかげんな こと を いって は いけません。</text:p>
          </table:table-cell>
          <table:table-cell office:value-type="string" office:value="You shouldn't say irresponsible things.">
            <text:p>You shouldn't say irresponsible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くわく">
            <text:p>わくわく</text:p>
          </table:table-cell>
          <table:table-cell office:value-type="string" office:value="わくわく">
            <text:p>わくわく</text:p>
          </table:table-cell>
          <table:table-cell office:value-type="string" office:value="feel excited, be thrilled">
            <text:p>feel excited, be thril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遠足が楽しみでわくわくしています。">
            <text:p>遠足が楽しみでわくわくしています。</text:p>
          </table:table-cell>
          <table:table-cell office:value-type="string" office:value="えんそく が たのしみ で わくわく して います。">
            <text:p>えんそく が たのしみ で わくわく して います。</text:p>
          </table:table-cell>
          <table:table-cell office:value-type="string" office:value="I'm looking forward to the field trip, and I'm excited.">
            <text:p>I'm looking forward to the field trip, and I'm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7">
            <text:p>207</text:p>
          </table:table-cell>
          <table:table-cell office:value-type="string" office:value="208">
            <text:p>2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くわく">
            <text:p>わくわく</text:p>
          </table:table-cell>
          <table:table-cell office:value-type="string" office:value="わくわく">
            <text:p>わくわく</text:p>
          </table:table-cell>
          <table:table-cell office:value-type="string" office:value="feel excited, be thrilled">
            <text:p>feel excited, be thril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遠足が楽しみでわくわくしています。">
            <text:p>遠足が楽しみでわくわくしています。</text:p>
          </table:table-cell>
          <table:table-cell office:value-type="string" office:value="えんそく が たのしみ で わくわく して います。">
            <text:p>えんそく が たのしみ で わくわく して います。</text:p>
          </table:table-cell>
          <table:table-cell office:value-type="string" office:value="I'm looking forward to the field trip, and I'm excited.">
            <text:p>I'm looking forward to the field trip, and I'm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